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7000001B38B5497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Picture 1" text:anchor-type="as-char" svg:width="17cm" svg:height="7.174cm" draw:z-index="0"><draw:image xlink:href="Pictures/1000000100000407000001B38B54973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39-57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1" meta:object-count="0" meta:page-count="2" meta:paragraph-count="1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